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82072" calcext:value-type="float">
            <text:p>124.7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4024" calcext:value-type="float">
            <text:p>123.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9536" calcext:value-type="float">
            <text:p>122.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568" calcext:value-type="float">
            <text:p>121.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416" calcext:value-type="float">
            <text:p>120.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0372" calcext:value-type="float">
            <text:p>121.2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48928" calcext:value-type="float">
            <text:p>123.2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201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916" calcext:value-type="float">
            <text:p>123.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201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16" calcext:value-type="float">
            <text:p>119.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45296" calcext:value-type="float">
            <text:p>123.1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592" calcext:value-type="float">
            <text:p>119.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67328" calcext:value-type="float">
            <text:p>118.0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2544" calcext:value-type="float">
            <text:p>114.8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11224" calcext:value-type="float">
            <text:p>115.7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944" calcext:value-type="float">
            <text:p>117.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5024" calcext:value-type="float">
            <text:p>111.8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484" calcext:value-type="float">
            <text:p>111.1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200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808" calcext:value-type="float">
            <text:p>114.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9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4632" calcext:value-type="float">
            <text:p>110.9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7" calcext:value-type="float">
            <text:p>109.3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976" calcext:value-type="float">
            <text:p>108.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7824" calcext:value-type="float">
            <text:p>107.5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0288" calcext:value-type="float">
            <text:p>107.4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9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0872" calcext:value-type="float">
            <text:p>107.5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9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88432" calcext:value-type="float">
            <text:p>107.0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88688" calcext:value-type="float">
            <text:p>106.0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9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35576" calcext:value-type="float">
            <text:p>106.3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8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10024" calcext:value-type="float">
            <text:p>106.1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8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6312" calcext:value-type="float">
            <text:p>105.3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3032" calcext:value-type="float">
            <text:p>105.7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8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0696" calcext:value-type="float">
            <text:p>105.3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3808" calcext:value-type="float">
            <text:p>105.1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7512" calcext:value-type="float">
            <text:p>103.5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8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912" calcext:value-type="float">
            <text:p>103.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8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8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0128" calcext:value-type="float">
            <text:p>102.3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8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2008" calcext:value-type="float">
            <text:p>102.1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7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5832" calcext:value-type="float">
            <text:p>101.5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7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1208" calcext:value-type="float">
            <text:p>95.7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4688" calcext:value-type="float">
            <text:p>93.1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7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6424" calcext:value-type="float">
            <text:p>92.5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7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3576" calcext:value-type="float">
            <text:p>90.3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7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7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612" calcext:value-type="float">
            <text:p>87.0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6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5856" calcext:value-type="float">
            <text:p>85.7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6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0768" calcext:value-type="float">
            <text:p>84.6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6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984" calcext:value-type="float">
            <text:p>82.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6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4864" calcext:value-type="float">
            <text:p>80.0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6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6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0032" calcext:value-type="float">
            <text:p>77.9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6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4616" calcext:value-type="float">
            <text:p>75.7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6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992" calcext:value-type="float">
            <text:p>75.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6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5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5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7336" calcext:value-type="float">
            <text:p>74.6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5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906</text:p>
          </table:table-cell>
          <table:table-cell office:value-type="string" calcext:value-type="string">
            <text:p>195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